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640000004B02C5236E4.png" manifest:media-type="image/png"/>
  <manifest:file-entry manifest:full-path="Pictures/1000000000000189000001F04DAF5ADF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title">
      <style:graphic-properties fo:min-height="3.506cm"/>
    </style:style>
    <style:style style:name="pr2" style:family="presentation" style:parent-style-name="Blue-outline1">
      <style:graphic-properties fo:min-height="13.859cm"/>
    </style:style>
    <style:style style:name="pr3" style:family="presentation" style:parent-style-name="Blue-notes">
      <style:graphic-properties draw:fill-color="#ffffff" fo:min-height="12.572cm"/>
    </style:style>
    <style:style style:name="P1" style:family="paragraph">
      <style:text-properties fo:font-size="26.3999996185303pt"/>
    </style:style>
    <style:style style:name="T1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1T DQM Status Update</presentation:footer-decl>
      <presentation:date-time-decl presentation:name="dtd1" presentation:source="fixed">2012-10-25</presentation:date-time-decl>
      <draw:page draw:name="page1" draw:style-name="dp1" draw:master-page-name="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L1TDQM Developments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Online</text:span></text:p>
                <text:list>
                  <text:list-item>
                    <text:p><text:span text:style-name="T2">New test</text:span><text:span text:style-name="T3"> (L1TBPTX): compares BPTX to LHC Bunch structure. (under tests)</text:span></text:p>
                  </text:list-item>
                </text:list>
              </text:list-item>
              <text:list-item>
                <text:p><text:span text:style-name="T1">Offline</text:span></text:p>
                <text:list>
                  <text:list-item>
                    <text:p><text:span text:style-name="T2">New tags:</text:span><text:span text:style-name="T3"> Ported most online tools current code to the offline enviroment.</text:span></text:p>
                  </text:list-item>
                </text:list>
              </text:list-item>
              <text:list-item>
                <text:p><text:span text:style-name="T1">Render Plugin</text:span></text:p>
                <text:list>
                  <text:list-item>
                    <text:p><text:span text:style-name="T3">Now </text:span><text:span text:style-name="T2">updated</text:span><text:span text:style-name="T3"> online and updated being pushed offline</text:span></text:p>
                  </text:list-item>
                </text:list>
              </text:list-item>
              <text:list-item>
                <text:p><text:span text:style-name="T1">Layouts</text:span></text:p>
                <text:list>
                  <text:list-item>
                    <text:p><text:span text:style-name="T3">Under review... new version deployed so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L1T DQM Ongoing Task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Improve Layouts</text:p>
                <text:list>
                  <text:list-item>
                    <text:p>Shift layout done.</text:p>
                  </text:list-item>
                  <text:list-item>
                    <text:p>Others will follow</text:p>
                  </text:list-item>
                </text:list>
              </text:list-item>
              <text:list-item>
                <text:p>Fix some bugs on the online code</text:p>
              </text:list-item>
              <text:list-item>
                <text:p>Port and develop more tools for offline DQM code.</text:p>
                <text:list>
                  <text:list-item>
                    <text:p>Rates and Synchronization code being ported.</text:p>
                  </text:list-item>
                  <text:list-item>
                    <text:p>New modules for efficiency and turn on curves being coded.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2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3.045cm" svg:height="0.894cm" svg:x="1.4cm" svg:y="19.685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17.78cm" svg:height="0.894cm" svg:x="5.08cm" svg:y="19.68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03cm" svg:height="0.894cm" svg:x="23.495cm" svg:y="19.685cm" presentation:class="page-number">
        <draw:text-box>
          <text:p text:style-name="MP7"><text:span text:style-name="MT1"><text:page-number>2</text:page-number></text:span></text:p>
        </draw:text-box>
      </draw:frame>
      <draw:frame draw:style-name="Mgr3" draw:text-style-name="MP8" draw:layer="backgroundobjects" svg:width="2.6cm" svg:height="3.281cm" svg:x="25.4cm" svg:y="0.072cm">
        <draw:image xlink:href="Pictures/1000000000000189000001F04DAF5ADF.png" xlink:type="simple" xlink:show="embed" xlink:actuate="onLoad">
          <text:p/>
        </draw:image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ao Pela</meta:initial-creator>
    <meta:creation-date>2011-10-05T16:45:47</meta:creation-date>
    <meta:editing-duration>PT18H57M37S</meta:editing-duration>
    <meta:editing-cycles>90</meta:editing-cycles>
    <dc:date>2012-10-29T21:03:35</dc:date>
    <meta:generator>LibreOffice/3.5$Linux_x86 LibreOffice_project/350m1$Build-2</meta:generator>
    <dc:creator>Joao Pela</dc:creator>
    <meta:document-statistic meta:object-count="30"/>
  </office:meta>
</office:document-meta>
</file>